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monospace"/>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L1">
      <style:paragraph-properties fo:text-align="start" style:justify-single-word="false"/>
      <style:text-properties officeooo:paragraph-rsid="0714aebe"/>
    </style:style>
    <style:style style:name="P2" style:family="paragraph" style:parent-style-name="Standard" style:list-style-name="L1">
      <style:paragraph-properties fo:text-align="start" style:justify-single-word="false"/>
      <style:text-properties officeooo:paragraph-rsid="0718e689"/>
    </style:style>
    <style:style style:name="P3" style:family="paragraph" style:parent-style-name="Standard" style:list-style-name="L1">
      <style:paragraph-properties fo:text-align="start" style:justify-single-word="false"/>
      <style:text-properties officeooo:paragraph-rsid="071b4ee5"/>
    </style:style>
    <style:style style:name="P4" style:family="paragraph" style:parent-style-name="Standard" style:list-style-name="L1">
      <style:paragraph-properties fo:text-align="start" style:justify-single-word="false"/>
      <style:text-properties officeooo:paragraph-rsid="071dd983"/>
    </style:style>
    <style:style style:name="T1" style:family="text">
      <style:text-properties fo:color="#000000" style:text-line-through-style="none" style:text-line-through-type="none" style:font-name="DejaVu Sans" fo:font-size="9pt" style:text-underline-style="none" fo:font-weight="normal" officeooo:rsid="0714ae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71dd9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bold" officeooo:rsid="0714ae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 style:family="text">
      <style:text-properties fo:color="#ff0000" style:text-line-through-style="none" style:text-line-through-type="none" style:font-name="DejaVu Sans" fo:font-size="9pt" style:text-underline-style="none" fo:font-weight="bold" officeooo:rsid="0714ae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 style:family="text">
      <style:text-properties fo:color="#ff0000" style:text-line-through-style="none" style:text-line-through-type="none" style:font-name="DejaVu Sans" fo:font-size="9pt" style:text-underline-style="none" fo:font-weight="normal" officeooo:rsid="0714aebe" style:text-blinking="false" fo:background-color="#ffffff" loext:char-shading-value="0" style:font-name-asian="Times New Roman1" style:font-size-asian="9pt" style:font-weight-asian="normal" style:font-name-complex="Arial" style:font-size-complex="9pt" style:font-weight-complex="normal"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302485995964177059" text:style-name="L1">
        <text:list-item>
          <text:p text:style-name="P1"><text:span text:style-name="Source_20_Text"><text:span text:style-name="T3">IAM:</text:span></text:span><text:span text:style-name="Source_20_Text"><text:span text:style-name="T1"> IAM or Identity and access management refers to the policies and tools used by IT departments to ensure that people and entities have the appropriate level of access to the organization’s technical resources.</text:span></text:span></text:p>
          <text:p text:style-name="P1"><text:span text:style-name="Source_20_Text"><text:span text:style-name="T1"><text:s text:c="8"/>IAM systems are an important element of cybersecurity because they are designed to perform the key function of providing secure access to enterprise resources.</text:span></text:span></text:p>
        </text:list-item>
        <text:list-item>
          <text:p text:style-name="P1"><text:span text:style-name="Source_20_Text"><text:span text:style-name="T3">IAM systems perform two key tasks:</text:span></text:span></text:p>
          <text:list>
            <text:list-item>
              <text:p text:style-name="P2"><text:span text:style-name="Source_20_Text"><text:span text:style-name="T1">Authenticating that the entity is who it purports to be.</text:span></text:span></text:p>
            </text:list-item>
            <text:list-item>
              <text:p text:style-name="P2"><text:span text:style-name="Source_20_Text"><text:span text:style-name="T1">Authorizing the entity for the appropriate level of access to resources.</text:span></text:span></text:p>
            </text:list-item>
          </text:list>
        </text:list-item>
        <text:list-item>
          <text:p text:style-name="P1"><text:span text:style-name="Source_20_Text"><text:span text:style-name="T4">Key IAM system functionality: </text:span></text:span><text:span text:style-name="Source_20_Text"><text:span text:style-name="T5">Manage user identities, Provisioning/deprovisioning users, Authenticating users, Authorizing users, Reporting, Single Sign-On,</text:span></text:span></text:p>
          <text:list>
            <text:list-item>
              <text:p text:style-name="P3"><text:span text:style-name="Source_20_Text"><text:span text:style-name="T1">Manage user identities: IAM systems manage user identities. The IAM may be the sole directory used to create, modify, and delete users (such as employees). Or it may integrate with one or more other directories, such as Microsoft Active Directory, and synchronize with them.</text:span></text:span></text:p>
            </text:list-item>
            <text:list-item>
              <text:p text:style-name="P3"><text:span text:style-name="Source_20_Text"><text:span text:style-name="T1">Provisioning/deprovisioning users: Once a user is in the system, IT must provision the user, which is the process of specifying which apps, resources, etc. the user has access to and what level of access (administrator, editor, viewer, etc.) the user has to each item. Since it would be time-consuming to specify every individual’s access to every resource, IAM systems generally enable provisioning via policies defined based on </text:span></text:span><text:span text:style-name="Source_20_Text"><text:span text:style-name="T3">role-based access control</text:span></text:span><text:span text:style-name="Source_20_Text"><text:span text:style-name="T1"> (RBAC). Users are assigned one or more roles, usually based on job function, and are automatically given access as per the definitions for that role. Just as it can be time-consuming to provision users, it can be time-consuming to deprovision them from all the apps and systems to which they have access. An IAM system automates this process—which is important since ex-employees who still have access present a serious security risk.</text:span></text:span></text:p>
            </text:list-item>
            <text:list-item>
              <text:p text:style-name="P3"><text:span text:style-name="Source_20_Text"><text:span text:style-name="T1">Authenticating users: IAM systems perform the task of authenticating a user when the user requests access. Today, secure authentication means multi-factor authentication and, preferably, adaptive authentication.</text:span></text:span></text:p>
            </text:list-item>
            <text:list-item>
              <text:p text:style-name="P3"><text:span text:style-name="Source_20_Text"><text:span text:style-name="T1">Authorizing users: After authenticating the user, the IAM system authorizes the user for access, as needed, to specific apps and resources based on the user’s provisioning.</text:span></text:span></text:p>
            </text:list-item>
            <text:list-item>
              <text:p text:style-name="P3"><text:span text:style-name="Source_20_Text"><text:span text:style-name="T1">Reporting: IAM systems provide reports that help organizations </text:span></text:span><text:span text:style-name="Source_20_Text"><text:span text:style-name="T3">prove compliance</text:span></text:span><text:span text:style-name="Source_20_Text"><text:span text:style-name="T1"> with regulations, </text:span></text:span><text:span text:style-name="Source_20_Text"><text:span text:style-name="T3">identify potential security risks</text:span></text:span><text:span text:style-name="Source_20_Text"><text:span text:style-name="T1">, and improve their IAM and security processes.</text:span></text:span></text:p>
            </text:list-item>
            <text:list-item>
              <text:p text:style-name="P3"><text:span text:style-name="Source_20_Text"><text:span text:style-name="T1">Single Sign-On: Single Sign-On is not a component of all IAM systems, but it is a component of the best ones. SSO adds security and makes users more productive by making it faster and easier for them to access the resources they need without having to login each time or remember many different passwords.</text:span></text:span></text:p>
            </text:list-item>
          </text:list>
        </text:list-item>
        <text:list-item>
          <text:p text:style-name="P1"><text:span text:style-name="Source_20_Text"><text:span text:style-name="T3">Cloud versus On-Prem Systems</text:span></text:span></text:p>
          <text:p text:style-name="P1"><text:span text:style-name="Source_20_Text"><text:span text:style-name="T1">IAM systems can be cloud-based (often called IDaaS) or on-prem. The first IAM systems were on-prem, i.e. physically located within the organization’s firewall and managed by the organization. Today, more and more organizations are moving to cloud IAM systems, with McKinsey reporting that only 38 percent of the enterprises they interviewed expect to be on-prem in three years. In three years, 60 percent will rely on a third-party IAM service that supports multiple public-cloud environments and unifies access across on-prem and public-cloud resources.</text:span></text:span></text:p>
          <text:p text:style-name="P1"><text:span text:style-name="Source_20_Text"><text:span text:style-name="T1"><text:s text:c="8"/>The move to cloud IAM is being driven by cost savings and reliability. Using a third-party cloud IAM means savings in infrastructure and maintenance. It also reduces the risk of downtime as cloud vendors provide distributed and redundant systems with high up-time and short SLAs.</text:span></text:span></text:p>
        </text:list-item>
        <text:list-item>
          <text:p text:style-name="P4"><text:span text:style-name="Source_20_Text"><text:span text:style-name="T2">abc</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monospace"/>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8-09T05:57:06.113746214</dc:date>
    <meta:editing-duration>P24DT22H35M59S</meta:editing-duration>
    <meta:editing-cycles>1689</meta:editing-cycles>
    <meta:document-statistic meta:table-count="0" meta:image-count="0" meta:object-count="0" meta:page-count="1" meta:paragraph-count="16" meta:word-count="562" meta:character-count="3626" meta:non-whitespace-character-count="3078"/>
  </office:meta>
</office:document-meta>
</file>